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5e6a" officeooo:paragraph-rsid="001d5e6a"/>
    </style:style>
    <style:style style:name="P2" style:family="paragraph" style:parent-style-name="Standard">
      <style:text-properties officeooo:rsid="001d5e6a" officeooo:paragraph-rsid="00256a01"/>
    </style:style>
    <style:style style:name="P3" style:family="paragraph" style:parent-style-name="Standard">
      <style:text-properties officeooo:rsid="001e9db4" officeooo:paragraph-rsid="001e9db4"/>
    </style:style>
    <style:style style:name="P4" style:family="paragraph" style:parent-style-name="Standard">
      <style:text-properties officeooo:rsid="001e9db4" officeooo:paragraph-rsid="00256a01"/>
    </style:style>
    <style:style style:name="P5" style:family="paragraph" style:parent-style-name="Standard">
      <style:text-properties fo:font-weight="bold" officeooo:rsid="001e9db4" officeooo:paragraph-rsid="001e9db4" style:font-weight-asian="bold" style:font-weight-complex="bold"/>
    </style:style>
    <style:style style:name="P6" style:family="paragraph" style:parent-style-name="Standard">
      <style:text-properties fo:font-weight="bold" officeooo:rsid="002615c2" officeooo:paragraph-rsid="0022a7c2" style:font-weight-asian="bold" style:font-weight-complex="bold"/>
    </style:style>
    <style:style style:name="P7" style:family="paragraph" style:parent-style-name="Standard">
      <style:text-properties fo:font-weight="normal" officeooo:rsid="001e9db4" officeooo:paragraph-rsid="001e9db4" style:font-weight-asian="normal" style:font-weight-complex="normal"/>
    </style:style>
    <style:style style:name="P8" style:family="paragraph" style:parent-style-name="Standard">
      <style:text-properties fo:font-weight="normal" officeooo:rsid="001e9db4" officeooo:paragraph-rsid="00205023" style:font-weight-asian="normal" style:font-weight-complex="normal"/>
    </style:style>
    <style:style style:name="P9" style:family="paragraph" style:parent-style-name="Standard">
      <style:text-properties fo:font-weight="normal" officeooo:rsid="001fc720" officeooo:paragraph-rsid="001fc720" style:font-weight-asian="normal" style:font-weight-complex="normal"/>
    </style:style>
    <style:style style:name="P10" style:family="paragraph" style:parent-style-name="Standard">
      <style:text-properties officeooo:rsid="0022a7c2" officeooo:paragraph-rsid="0022a7c2"/>
    </style:style>
    <style:style style:name="P11" style:family="paragraph" style:parent-style-name="Standard">
      <style:text-properties officeooo:rsid="0023fe4a" officeooo:paragraph-rsid="0023fe4a"/>
    </style:style>
    <style:style style:name="P12" style:family="paragraph" style:parent-style-name="Standard">
      <style:text-properties officeooo:rsid="0027015c" officeooo:paragraph-rsid="0027015c"/>
    </style:style>
    <style:style style:name="P13" style:family="paragraph" style:parent-style-name="Standard">
      <style:text-properties officeooo:rsid="0022a7c2" officeooo:paragraph-rsid="0022a7c2"/>
    </style:style>
    <style:style style:name="P14" style:family="paragraph" style:parent-style-name="Standard">
      <style:text-properties fo:font-weight="bold" officeooo:rsid="0028dba5" officeooo:paragraph-rsid="0028dba5" style:font-weight-asian="bold" style:font-weight-complex="bold"/>
    </style:style>
    <style:style style:name="P15" style:family="paragraph" style:parent-style-name="Standard">
      <style:text-properties fo:font-weight="bold" officeooo:rsid="002e1a2b" officeooo:paragraph-rsid="002e1a2b" style:font-weight-asian="bold" style:font-weight-complex="bold"/>
    </style:style>
    <style:style style:name="P16" style:family="paragraph" style:parent-style-name="Standard">
      <style:text-properties fo:font-weight="bold" officeooo:rsid="002f8323" officeooo:paragraph-rsid="002f8323" style:font-weight-asian="bold" style:font-weight-complex="bold"/>
    </style:style>
    <style:style style:name="P17" style:family="paragraph" style:parent-style-name="Standard">
      <style:text-properties fo:font-weight="bold" officeooo:rsid="003001ad" officeooo:paragraph-rsid="003001ad" style:font-weight-asian="bold" style:font-weight-complex="bold"/>
    </style:style>
    <style:style style:name="P18" style:family="paragraph" style:parent-style-name="Standard">
      <style:text-properties fo:font-weight="bold" officeooo:rsid="003201a5" officeooo:paragraph-rsid="003201a5" style:font-weight-asian="bold" style:font-weight-complex="bold"/>
    </style:style>
    <style:style style:name="P19" style:family="paragraph" style:parent-style-name="Standard">
      <style:text-properties fo:font-weight="bold" officeooo:rsid="003286c4" officeooo:paragraph-rsid="003286c4" style:font-weight-asian="bold" style:font-weight-complex="bold"/>
    </style:style>
    <style:style style:name="P20" style:family="paragraph" style:parent-style-name="Standard">
      <style:text-properties fo:font-weight="bold" officeooo:rsid="001d5e6a" officeooo:paragraph-rsid="003bdaeb" style:font-weight-asian="bold" style:font-weight-complex="bold"/>
    </style:style>
    <style:style style:name="P21" style:family="paragraph" style:parent-style-name="Standard">
      <style:text-properties fo:font-weight="bold" officeooo:rsid="0037ed81" officeooo:paragraph-rsid="0037ed81" style:font-weight-asian="bold" style:font-weight-complex="bold"/>
    </style:style>
    <style:style style:name="P22" style:family="paragraph" style:parent-style-name="Standard">
      <style:text-properties fo:font-weight="bold" officeooo:rsid="0037f5a1" officeooo:paragraph-rsid="0037f5a1" style:font-weight-asian="bold" style:font-weight-complex="bold"/>
    </style:style>
    <style:style style:name="P23" style:family="paragraph" style:parent-style-name="Standard">
      <style:text-properties fo:font-weight="bold" officeooo:rsid="003850b8" officeooo:paragraph-rsid="003850b8" style:font-weight-asian="bold" style:font-weight-complex="bold"/>
    </style:style>
    <style:style style:name="P24" style:family="paragraph" style:parent-style-name="Standard">
      <style:text-properties fo:font-weight="bold" officeooo:rsid="003850b8" officeooo:paragraph-rsid="003954f1" style:font-weight-asian="bold" style:font-weight-complex="bold"/>
    </style:style>
    <style:style style:name="P25" style:family="paragraph" style:parent-style-name="Standard">
      <style:text-properties fo:font-weight="bold" officeooo:rsid="003bdaeb" officeooo:paragraph-rsid="003bdaeb" style:font-weight-asian="bold" style:font-weight-complex="bold"/>
    </style:style>
    <style:style style:name="P26" style:family="paragraph" style:parent-style-name="Standard">
      <style:text-properties fo:font-weight="normal" officeooo:rsid="001e9db4" officeooo:paragraph-rsid="00205023" style:font-weight-asian="normal" style:font-weight-complex="normal"/>
    </style:style>
    <style:style style:name="P27" style:family="paragraph" style:parent-style-name="Standard">
      <style:text-properties fo:font-weight="normal" officeooo:rsid="0028dba5" officeooo:paragraph-rsid="0028dba5" style:font-weight-asian="normal" style:font-weight-complex="normal"/>
    </style:style>
    <style:style style:name="P28" style:family="paragraph" style:parent-style-name="Standard">
      <style:text-properties fo:font-weight="normal" officeooo:rsid="0024c841" officeooo:paragraph-rsid="0024c841" style:font-weight-asian="normal" style:font-weight-complex="normal"/>
    </style:style>
    <style:style style:name="P29" style:family="paragraph" style:parent-style-name="Standard">
      <style:text-properties fo:font-weight="normal" officeooo:rsid="001fc720" officeooo:paragraph-rsid="00205023" style:font-weight-asian="normal" style:font-weight-complex="normal"/>
    </style:style>
    <style:style style:name="P30" style:family="paragraph" style:parent-style-name="Standard">
      <style:text-properties fo:font-weight="normal" officeooo:rsid="0029df52" officeooo:paragraph-rsid="0029df52" style:font-weight-asian="normal" style:font-weight-complex="normal"/>
    </style:style>
    <style:style style:name="P31" style:family="paragraph" style:parent-style-name="Standard">
      <style:text-properties fo:font-weight="normal" officeooo:rsid="0029df52" officeooo:paragraph-rsid="002f8323" style:font-weight-asian="normal" style:font-weight-complex="normal"/>
    </style:style>
    <style:style style:name="P32" style:family="paragraph" style:parent-style-name="Standard">
      <style:text-properties fo:font-weight="normal" officeooo:rsid="0029df52" officeooo:paragraph-rsid="003286c4" style:font-weight-asian="normal" style:font-weight-complex="normal"/>
    </style:style>
    <style:style style:name="P33" style:family="paragraph" style:parent-style-name="Standard">
      <style:text-properties fo:font-weight="normal" officeooo:rsid="002bd9fe" officeooo:paragraph-rsid="002bd9fe" style:font-weight-asian="normal" style:font-weight-complex="normal"/>
    </style:style>
    <style:style style:name="P34" style:family="paragraph" style:parent-style-name="Standard">
      <style:text-properties fo:font-weight="normal" officeooo:rsid="002d522b" officeooo:paragraph-rsid="002d522b" style:font-weight-asian="normal" style:font-weight-complex="normal"/>
    </style:style>
    <style:style style:name="P35" style:family="paragraph" style:parent-style-name="Standard">
      <style:text-properties fo:font-weight="normal" officeooo:rsid="002e9b50" officeooo:paragraph-rsid="002e9b50" style:font-weight-asian="normal" style:font-weight-complex="normal"/>
    </style:style>
    <style:style style:name="P36" style:family="paragraph" style:parent-style-name="Standard">
      <style:text-properties fo:font-weight="normal" officeooo:rsid="003201a5" officeooo:paragraph-rsid="003201a5" style:font-weight-asian="normal" style:font-weight-complex="normal"/>
    </style:style>
    <style:style style:name="P37" style:family="paragraph" style:parent-style-name="Standard">
      <style:text-properties fo:font-weight="normal" officeooo:rsid="003201a5" officeooo:paragraph-rsid="003286c4" style:font-weight-asian="normal" style:font-weight-complex="normal"/>
    </style:style>
    <style:style style:name="P38" style:family="paragraph" style:parent-style-name="Standard">
      <style:text-properties fo:font-weight="normal" officeooo:rsid="003286c4" officeooo:paragraph-rsid="003286c4" style:font-weight-asian="normal" style:font-weight-complex="normal"/>
    </style:style>
    <style:style style:name="P39" style:family="paragraph" style:parent-style-name="Standard">
      <style:text-properties fo:font-weight="normal" officeooo:rsid="0032dcb1" officeooo:paragraph-rsid="0032dcb1" style:font-weight-asian="normal" style:font-weight-complex="normal"/>
    </style:style>
    <style:style style:name="P40" style:family="paragraph" style:parent-style-name="Standard">
      <style:text-properties fo:font-weight="normal" officeooo:rsid="0034b15d" officeooo:paragraph-rsid="0034b15d" style:font-weight-asian="normal" style:font-weight-complex="normal"/>
    </style:style>
    <style:style style:name="P41" style:family="paragraph" style:parent-style-name="Standard">
      <style:text-properties fo:font-weight="normal" officeooo:rsid="00368328" officeooo:paragraph-rsid="00368328" style:font-weight-asian="normal" style:font-weight-complex="normal"/>
    </style:style>
    <style:style style:name="P42" style:family="paragraph" style:parent-style-name="Standard">
      <style:text-properties fo:font-weight="normal" officeooo:rsid="0037ed81" officeooo:paragraph-rsid="0037ed81" style:font-weight-asian="normal" style:font-weight-complex="normal"/>
    </style:style>
    <style:style style:name="P43" style:family="paragraph" style:parent-style-name="Standard">
      <style:text-properties fo:font-weight="normal" officeooo:rsid="003954f1" officeooo:paragraph-rsid="003850b8" style:font-weight-asian="normal" style:font-weight-complex="normal"/>
    </style:style>
    <style:style style:name="P44" style:family="paragraph" style:parent-style-name="Standard">
      <style:text-properties fo:font-weight="normal" officeooo:rsid="003954f1" officeooo:paragraph-rsid="003954f1" style:font-weight-asian="normal" style:font-weight-complex="normal"/>
    </style:style>
    <style:style style:name="P45" style:family="paragraph" style:parent-style-name="Standard">
      <style:text-properties fo:font-weight="normal" officeooo:rsid="001d5e6a" officeooo:paragraph-rsid="003bdaeb" style:font-weight-asian="normal" style:font-weight-complex="normal"/>
    </style:style>
    <style:style style:name="P46" style:family="paragraph" style:parent-style-name="Standard">
      <style:text-properties officeooo:rsid="001d5e6a" officeooo:paragraph-rsid="001d5e6a"/>
    </style:style>
    <style:style style:name="P47" style:family="paragraph" style:parent-style-name="Standard">
      <style:text-properties officeooo:rsid="001d5e6a" officeooo:paragraph-rsid="003bdaeb"/>
    </style:style>
    <style:style style:name="P48" style:family="paragraph" style:parent-style-name="Standard">
      <style:text-properties officeooo:rsid="0039a8c5" officeooo:paragraph-rsid="0039a8c5"/>
    </style:style>
    <style:style style:name="P49" style:family="paragraph" style:parent-style-name="Standard">
      <style:text-properties officeooo:rsid="0039a8c5" officeooo:paragraph-rsid="003bdaeb"/>
    </style:style>
    <style:style style:name="P50" style:family="paragraph" style:parent-style-name="Standard">
      <style:text-properties officeooo:rsid="003bdaeb" officeooo:paragraph-rsid="003bdaeb"/>
    </style:style>
    <style:style style:name="P51" style:family="paragraph" style:parent-style-name="Text_20_body" style:list-style-name="L1"/>
    <style:style style:name="P52" style:family="paragraph" style:parent-style-name="Text_20_body">
      <style:text-properties fo:font-weight="normal" officeooo:rsid="0037f5a1" officeooo:paragraph-rsid="0037f5a1" style:font-weight-asian="normal" style:font-weight-complex="normal"/>
    </style:style>
    <style:style style:name="P53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001ad" style:font-weight-asian="bold" style:font-weight-complex="bold"/>
    </style:style>
    <style:style style:name="T3" style:family="text">
      <style:text-properties officeooo:rsid="00205023"/>
    </style:style>
    <style:style style:name="T4" style:family="text">
      <style:text-properties officeooo:rsid="0029102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001ad" style:font-weight-asian="normal" style:font-weight-complex="normal"/>
    </style:style>
    <style:style style:name="T7" style:family="text">
      <style:text-properties officeooo:rsid="003001ad"/>
    </style:style>
    <style:style style:name="T8" style:family="text">
      <style:text-properties officeooo:rsid="003286c4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2:</text:p>
      <text:p text:style-name="P1"/>
      <text:p text:style-name="P1"/>
      <text:p text:style-name="P3">Review:</text:p>
      <text:p text:style-name="P3"/>
      <text:p text:style-name="P3">twitter-ize:</text:p>
      <text:p text:style-name="P3"/>
      <text:p text:style-name="P3">write function that takes a word and removes vowels in it.</text:p>
      <text:p text:style-name="P3"/>
      <text:p text:style-name="P3">Write function that removes vowels between consonants.</text:p>
      <text:p text:style-name="P3"/>
      <text:p text:style-name="P3">Write function that takes a sentence from command line and removes vowels from it.</text:p>
      <text:p text:style-name="P1"/>
      <text:p text:style-name="P1"/>
      <text:p text:style-name="P5">Reading files:</text:p>
      <text:p text:style-name="P5"/>
      <text:p text:style-name="P7">read in state capitals and <text:span text:style-name="T3">print out csv file split(“,”)</text:span></text:p>
      <text:p text:style-name="P7"/>
      <text:p text:style-name="P9">Read in file of stop words and store in list talk.</text:p>
      <text:p text:style-name="P1"/>
      <text:p text:style-name="P2"/>
      <text:p text:style-name="P4">dict_practice.py</text:p>
      <text:p text:style-name="P4"/>
      <text:p text:style-name="P4">TODO: add texas</text:p>
      <text:p text:style-name="P2"/>
      <text:p text:style-name="P1"/>
      <text:p text:style-name="P1">Dictionary:</text:p>
      <text:p text:style-name="P1"/>
      <text:p text:style-name="P11">dict()</text:p>
      <text:p text:style-name="P10">dict.keys()</text:p>
      <text:p text:style-name="P10">dict.values()</text:p>
      <text:p text:style-name="P1"/>
      <text:p text:style-name="P10">list(dict.keys())</text:p>
      <text:p text:style-name="P6"/>
      <text:p text:style-name="P10"/>
      <text:p text:style-name="P14">Day 3:</text:p>
      <text:p text:style-name="P10"/>
      <text:p text:style-name="P8">read in state capitals and make capital guessing game using dict.</text:p>
      <text:p text:style-name="P8"/>
      <text:p text:style-name="P27">Walk through how to make dictionary.</text:p>
      <text:p text:style-name="P27"/>
      <text:p text:style-name="P27"/>
      <text:p text:style-name="P34"/>
      <text:p text:style-name="P27"/>
      <text:p text:style-name="P27"/>
      <text:p text:style-name="P8"/>
      <text:p text:style-name="P27">Talk about how to make a word counter with dictionary. Review py4e.com to figure out how to remove punctuation and make things lowercase.</text:p>
      <text:p text:style-name="P27"/>
      <text:p text:style-name="P27"><text:soft-page-break/>Create function that reads a file and stores a histogram of word frequencies.</text:p>
      <text:p text:style-name="P27"/>
      <text:p text:style-name="P27">Talk about how to copy dictionaries <text:span text:style-name="T4">and discuss objects and memory addresses and how one thing edits another</text:span></text:p>
      <text:p text:style-name="P8"/>
      <text:p text:style-name="P28">Text summarizer:</text:p>
      <text:p text:style-name="P28"/>
      <text:p text:style-name="P28"/>
      <text:p text:style-name="P15">keeping_counts.py</text:p>
      <text:p text:style-name="P1"/>
      <text:p text:style-name="P29">Read in file of stop words and store in list talk about the <text:span text:style-name="T1">if item in list:</text:span> command</text:p>
      <text:p text:style-name="P29"/>
      <text:p text:style-name="P30">Write a function that reads an input file text.txt and prints the frequencies of words.</text:p>
      <text:p text:style-name="P30"/>
      <text:p text:style-name="P16"><text:span text:style-name="T5">Use </text:span>advanced_test_processing.py <text:span text:style-name="T5"><text:s/>to elimate punctuation and make everything lowercase </text:span><text:span text:style-name="T6">when counting word frequencies.</text:span></text:p>
      <text:p text:style-name="P16"><text:span text:style-name="T6"/></text:p>
      <text:p text:style-name="P31"/>
      <text:p text:style-name="P30"><text:span text:style-name="T7">In the same module w</text:span>rite another function <text:span text:style-name="T2">count_non_stop_freqs() </text:span>that takes an input file and a stop_words file and prints the frequency of non-stop words.</text:p>
      <text:p text:style-name="P30"/>
      <text:p text:style-name="P33">Test on Declaration of independence and alice in wonderland.</text:p>
      <text:p text:style-name="P33"/>
      <text:p text:style-name="P35">Find the most common non-stop word.</text:p>
      <text:p text:style-name="P17">Review a max loop</text:p>
      <text:p text:style-name="P30"/>
      <text:p text:style-name="P30"/>
      <text:p text:style-name="P30"/>
      <text:p text:style-name="P30"/>
      <text:p text:style-name="P18">Class<text:span text:style-name="T8">es and Objects</text:span></text:p>
      <text:p text:style-name="P18"/>
      <text:p text:style-name="P19">Watch first two videos</text:p>
      <text:p text:style-name="P19"/>
      <text:p text:style-name="P41">explore</text:p>
      <text:p text:style-name="P19">isinstance(“”, str)</text:p>
      <text:p text:style-name="P19"/>
      <text:p text:style-name="P19"/>
      <text:p text:style-name="P19"/>
      <text:p text:style-name="P41">game_utils.py</text:p>
      <text:p text:style-name="P38">Dice class</text:p>
      <text:p text:style-name="P19"/>
      <text:p text:style-name="P32"/>
      <text:p text:style-name="P37">Pokemon</text:p>
      <text:p text:style-name="P37"/>
      <text:p text:style-name="P37">hit points</text:p>
      <text:p text:style-name="P37">attacks</text:p>
      <text:p text:style-name="P37">functions</text:p>
      <text:p text:style-name="P37">-incur_damage</text:p>
      <text:p text:style-name="P37">-add_health</text:p>
      <text:p text:style-name="P19"><text:soft-page-break/></text:p>
      <text:p text:style-name="P19">Inheritance.</text:p>
      <text:p text:style-name="P38">Member class <text:s/>page 286</text:p>
      <text:p text:style-name="P38">super()</text:p>
      <text:p text:style-name="P38">override functions: </text:p>
      <text:p text:style-name="P38">__str__</text:p>
      <text:p text:style-name="P38"/>
      <text:p text:style-name="P39">Add student </text:p>
      <text:p text:style-name="P39">-courses taking</text:p>
      <text:p text:style-name="P39">-student number</text:p>
      <text:p text:style-name="P39">-courses taken with grades in a dictionary</text:p>
      <text:p text:style-name="P40">adder and reporter functions</text:p>
      <text:p text:style-name="P37"/>
      <text:p text:style-name="P36"/>
      <text:p text:style-name="P30"/>
      <text:p text:style-name="P30"/>
      <text:p text:style-name="P17">Function default arguments:</text:p>
      <text:p text:style-name="P17"/>
      <text:p text:style-name="P17"/>
      <text:p text:style-name="P17"/>
      <text:p text:style-name="P1"/>
      <text:p text:style-name="P12">Talk about text processing (https://www.py4e.com/html3/09-dictionaries)</text:p>
      <text:p text:style-name="P1"/>
      <text:p text:style-name="P1">Text stats. Num words (set()). Most common word that is not a stop word. Have stop words file to download. Longest word. </text:p>
      <text:p text:style-name="P1">-break these up into functions </text:p>
      <text:p text:style-name="P1"/>
      <text:p text:style-name="P1"/>
      <text:p text:style-name="P1"/>
      <text:p text:style-name="P1"/>
      <text:p text:style-name="P1"/>
      <text:p text:style-name="P25">Day 6:</text:p>
      <text:p text:style-name="P1"/>
      <text:p text:style-name="P1"/>
      <text:p text:style-name="P24">Programming test:</text:p>
      <text:p text:style-name="P24"/>
      <text:p text:style-name="P44">run through answers.</text:p>
      <text:p text:style-name="P44"/>
      <text:p text:style-name="P44"/>
      <text:p text:style-name="P20">Advanced string functions</text:p>
      <text:p text:style-name="P47"/>
      <text:p text:style-name="P47">string.replace()</text:p>
      <text:p text:style-name="P49">string.find()</text:p>
      <text:p text:style-name="P50">string.startswith()</text:p>
      <text:p text:style-name="P50">string.split(“,”)</text:p>
      <text:p text:style-name="P50">string.strip()</text:p>
      <text:p text:style-name="P49"/>
      <text:p text:style-name="P49"/>
      <text:p text:style-name="P47">Make a madlibs</text:p>
      <text:p text:style-name="P47"><text:soft-page-break/></text:p>
      <text:p text:style-name="P47"/>
      <text:p text:style-name="P45">Make an advanced MadLibs with file reading and a format for generating MadLibs. Could be a cool GUI project. Have them check if values are correct too like ly for adverb, etc?</text:p>
      <text:p text:style-name="P44"/>
      <text:p text:style-name="P44"/>
      <text:p text:style-name="P1"/>
      <text:p text:style-name="P21">Modules and imports</text:p>
      <text:p text:style-name="P21"/>
      <text:p text:style-name="P42">Python 3.3+ doesn’t need empty __init__.py files in packages. Python 2 does. </text:p>
      <text:p text:style-name="P42">You can add your directory to your path using code:</text:p>
      <text:p text:style-name="P42"/>
      <text:p text:style-name="P42">import sys</text:p>
      <text:p text:style-name="P42">sys.path.append("/home/dsbrown/Documents/ACES/github/Python2/")</text:p>
      <text:p text:style-name="P42"/>
      <text:p text:style-name="P22">linux</text:p>
      <text:p text:style-name="P42">or using .bashrc</text:p>
      <text:p text:style-name="P42"/>
      <text:p text:style-name="P42">export PYTHONPATH="${PYTHONPATH}:/home/dsbrown/Documents/ACES/github/Python2/"</text:p>
      <text:p text:style-name="P42"/>
      <text:p text:style-name="P22">mac</text:p>
      <text:p text:style-name="P22"/>
      <text:p text:style-name="P52">Open up Terminal </text:p>
      <text:list xml:id="list7773136477554872499" text:style-name="L1">
        <text:list-item>
          <text:p text:style-name="P53">Type <text:span text:style-name="Source_20_Text">open .bash_profile</text:span> </text:p>
        </text:list-item>
        <text:list-item>
          <text:p text:style-name="P53">In the text file that pops up, add this line at the end: <text:span text:style-name="Source_20_Text">export PYTHONPATH=$PYTHONPATH:foo/bar</text:span> </text:p>
        </text:list-item>
        <text:list-item>
          <text:p text:style-name="P51">Save the file, restart the Terminal, and you're done </text:p>
        </text:list-item>
      </text:list>
      <text:p text:style-name="P22">windows?</text:p>
      <text:p text:style-name="P22"/>
      <text:p text:style-name="P22"/>
      <text:p text:style-name="P22"/>
      <text:p text:style-name="P47"/>
      <text:p text:style-name="P47">Randomization and GUI</text:p>
      <text:p text:style-name="P47">-Risk dice bliz roller.</text:p>
      <text:p text:style-name="P20"/>
      <text:p text:style-name="P22"/>
      <text:p text:style-name="P43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22:35:24.848265771</meta:creation-date>
    <dc:date>2018-08-06T14:00:12.535700647</dc:date>
    <meta:editing-duration>P1DT2H51M57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4" meta:paragraph-count="84" meta:word-count="440" meta:character-count="2930" meta:non-whitespace-character-count="2566"/>
  </office:meta>
</office:document-meta>
</file>